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79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93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4.13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5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86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74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2.5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" fo:font-size="23pt" fo:font-weight="bold" style:font-size-asian="23pt" style:font-name-complex="CenturyGothic" style:font-size-complex="23pt" style:font-weight-complex="bold"/>
    </style:style>
    <style:style style:name="T2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6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7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9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0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1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2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3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4.7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4.879cm" svg:height="0.946cm" svg:x="4.7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8" draw:text-style-name="P9" draw:layer="layout" svg:width="9.288cm" svg:height="2.607cm" draw:transform="rotate (-0.0122173047639598) translate (2.165cm 4.964cm)">
          <text:p text:style-name="P8"><text:span text:style-name="T4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10.823cm" svg:height="2.599cm" draw:transform="skewX (6.61864357421882E-017) rotate (0.42481313993542) translate (8.277cm 13.697cm)">
          <text:p text:style-name="P8"><text:span text:style-name="T4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10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14" draw:text-style-name="P13" draw:layer="layout" svg:width="8.511cm" svg:height="0.581cm" svg:x="7.105cm" svg:y="1.68cm">
          <draw:text-box>
            <text:p text:style-name="P1"><text:span text:style-name="T5">Problem: Tehlike Güncelle</text:span></text:p>
          </draw:text-box>
        </draw:frame>
        <draw:frame draw:style-name="gr15" draw:text-style-name="P14" draw:layer="layout" svg:width="16.939cm" svg:height="0.437cm" svg:x="2.122cm" svg:y="2.786cm">
          <draw:text-box>
            <text:p text:style-name="P1"><text:span text:style-name="T6">Talimatlar: </text:span><text:span text:style-name="T7">Tasarım Reçetesi’ni kullanarak ’tehlike-güncelle’ adında bir fonksiyon yazınız. Fonksiyon </text:span></text:p>
          </draw:text-box>
        </draw:frame>
        <draw:frame draw:style-name="gr16" draw:text-style-name="P14" draw:layer="layout" svg:width="16.52cm" svg:height="0.437cm" svg:x="2.122cm" svg:y="3.257cm">
          <draw:text-box>
            <text:p text:style-name="P1"><text:span text:style-name="T7">‘</text:span><text:span text:style-name="T7">tehlike’nin x-koordinatını alsın ve bir sonraki x-koordinatını (bir öncekinden 50 piksel sola) üretsin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4.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9.057cm" svg:height="0.352cm" svg:x="1.875cm" svg:y="8.978cm">
          <draw:text-box>
            <text:p text:style-name="P1"><text:span text:style-name="T9">Birkaç örnek yazıp, değişenleri yuvarlak içine alarak işaretleyiniz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2.395cm" svg:y="5.47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9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frame draw:style-name="gr30" draw:text-style-name="P14" draw:layer="layout" svg:width="1.348cm" svg:height="0.45cm" svg:x="9.534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31" draw:text-style-name="P17" draw:layer="layout" svg:width="1.225cm" svg:height="0.255cm" svg:x="9.782cm" svg:y="6.221cm">
          <draw:text-box>
            <text:p text:style-name="P1"><text:span text:style-name="T13">Girdi kümesi</text:span></text:p>
          </draw:text-box>
        </draw:frame>
        <draw:frame draw:style-name="gr30" draw:text-style-name="P14" draw:layer="layout" svg:width="1.348cm" svg:height="0.45cm" svg:x="16.599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2" draw:text-style-name="P17" draw:layer="layout" svg:width="1.209cm" svg:height="0.255cm" svg:x="16.946cm" svg:y="6.221cm">
          <draw:text-box>
            <text:p text:style-name="P1"><text:span text:style-name="T13">Çıktı kümesi</text:span></text:p>
          </draw:text-box>
        </draw:frame>
        <draw:frame draw:style-name="gr33" draw:text-style-name="P14" draw:layer="layout" svg:width="14.137cm" svg:height="0.45cm" svg:x="2.098cm" svg:y="6.793cm">
          <draw:text-box>
            <text:p text:style-name="P1"><text:span text:style-name="T10">MMMMMMMMMMMMMMMMMMMMMMMMMMMMMMMMMMMMMMMMMMMMMMMMMMMMMMMMMMMMMMM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4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frame draw:style-name="gr28" draw:text-style-name="P14" draw:layer="layout" svg:width="2.919cm" svg:height="0.45cm" svg:x="4.081cm" svg:y="9.594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9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frame draw:style-name="gr35" draw:text-style-name="P14" draw:layer="layout" svg:width="0.675cm" svg:height="0.45cm" svg:x="8.642cm" svg:y="9.594cm">
          <draw:text-box>
            <text:p text:style-name="P1"><text:span text:style-name="T10">MMM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6" draw:text-style-name="P17" draw:layer="layout" svg:width="0.849cm" svg:height="0.255cm" svg:x="8.58cm" svg:y="10.336cm">
          <draw:text-box>
            <text:p text:style-name="P1"><text:span text:style-name="T13">girdi(ler)</text:span></text:p>
          </draw:text-box>
        </draw:frame>
        <draw:frame draw:style-name="gr37" draw:text-style-name="P14" draw:layer="layout" svg:width="2.246cm" svg:height="0.45cm" svg:x="11.492cm" svg:y="9.594cm">
          <draw:text-box>
            <text:p text:style-name="P1"><text:span text:style-name="T10">MMMMMMMMMM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8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4.081cm" svg:y="10.908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9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frame draw:style-name="gr39" draw:text-style-name="P14" draw:layer="layout" svg:width="0.451cm" svg:height="0.45cm" svg:x="8.753cm" svg:y="10.908cm">
          <draw:text-box>
            <text:p text:style-name="P1"><text:span text:style-name="T10">MM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6" draw:text-style-name="P17" draw:layer="layout" svg:width="0.849cm" svg:height="0.255cm" svg:x="8.58cm" svg:y="11.649cm">
          <draw:text-box>
            <text:p text:style-name="P1"><text:span text:style-name="T13">girdi(ler)</text:span></text:p>
          </draw:text-box>
        </draw:frame>
        <draw:frame draw:style-name="gr24" draw:text-style-name="P14" draw:layer="layout" svg:width="2.021cm" svg:height="0.45cm" svg:x="11.492cm" svg:y="10.908cm">
          <draw:text-box>
            <text:p text:style-name="P1"><text:span text:style-name="T10">MMMMMMMMM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8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3.858cm" svg:y="13.70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9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642cm" svg:y="13.709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40" draw:text-style-name="P17" draw:layer="layout" svg:width="1.132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27" draw:text-style-name="P14" draw:layer="layout" svg:width="1.797cm" svg:height="0.45cm" svg:x="3.659cm" svg:y="15.023cm">
          <draw:text-box>
            <text:p text:style-name="P1"><text:span text:style-name="T10">MMMMMMMM</text:span></text:p>
          </draw:text-box>
        </draw:frame>
        <draw:frame draw:style-name="gr41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3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42" draw:text-style-name="P13" draw:layer="layout" svg:width="8.278cm" svg:height="0.581cm" svg:x="7.266cm" svg:y="1.68cm">
          <draw:text-box>
            <text:p text:style-name="P1"><text:span text:style-name="T5">Problemi: Hedef Güncelle</text:span></text:p>
          </draw:text-box>
        </draw:frame>
        <draw:frame draw:style-name="gr43" draw:text-style-name="P14" draw:layer="layout" svg:width="16.867cm" svg:height="0.437cm" svg:x="2.122cm" svg:y="2.786cm">
          <draw:text-box>
            <text:p text:style-name="P1"><text:span text:style-name="T6">Talimatlar: </text:span><text:span text:style-name="T7">‘Hedef’in x-koordinatını alan ve bir sonraki x-koordinatını (bir öncekinden 50 piksel sağa) </text:span></text:p>
          </draw:text-box>
        </draw:frame>
        <draw:frame draw:style-name="gr44" draw:text-style-name="P14" draw:layer="layout" svg:width="11.745cm" svg:height="0.437cm" svg:x="2.122cm" svg:y="3.257cm">
          <draw:text-box>
            <text:p text:style-name="P1"><text:span text:style-name="T7">üreten, ‘hedef-güncelle’ isimli bir fonksiyon yazınız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4.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9.057cm" svg:height="0.352cm" svg:x="1.875cm" svg:y="8.978cm">
          <draw:text-box>
            <text:p text:style-name="P1"><text:span text:style-name="T9">Birkaç örnek yazıp, değişenleri yuvarlak içine alarak işaretleyiniz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2.395cm" svg:y="5.47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9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frame draw:style-name="gr30" draw:text-style-name="P14" draw:layer="layout" svg:width="1.348cm" svg:height="0.45cm" svg:x="9.534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45" draw:text-style-name="P17" draw:layer="layout" svg:width="1.225cm" svg:height="0.255cm" svg:x="9.782cm" svg:y="6.221cm">
          <draw:text-box>
            <text:p text:style-name="P1"><text:span text:style-name="T13">Girdi kümesi</text:span></text:p>
          </draw:text-box>
        </draw:frame>
        <draw:frame draw:style-name="gr30" draw:text-style-name="P14" draw:layer="layout" svg:width="1.348cm" svg:height="0.45cm" svg:x="16.599cm" svg:y="5.479cm">
          <draw:text-box>
            <text:p text:style-name="P1"><text:span text:style-name="T10">MMMMMM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46" draw:text-style-name="P17" draw:layer="layout" svg:width="1.209cm" svg:height="0.255cm" svg:x="16.946cm" svg:y="6.221cm">
          <draw:text-box>
            <text:p text:style-name="P1"><text:span text:style-name="T13">Çıktı kümesi</text:span></text:p>
          </draw:text-box>
        </draw:frame>
        <draw:frame draw:style-name="gr47" draw:text-style-name="P14" draw:layer="layout" svg:width="12.567cm" svg:height="0.45cm" svg:x="2.098cm" svg:y="6.793cm">
          <draw:text-box>
            <text:p text:style-name="P1"><text:span text:style-name="T10">MMMMMMMMMMMMMMMMMMMMMMMMMMMMMMMMMMMMMMMMMMMMMMMMMMMMMMMM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4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frame draw:style-name="gr28" draw:text-style-name="P14" draw:layer="layout" svg:width="2.919cm" svg:height="0.45cm" svg:x="4.081cm" svg:y="9.594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9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865cm" svg:y="9.594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6" draw:text-style-name="P17" draw:layer="layout" svg:width="0.849cm" svg:height="0.255cm" svg:x="8.58cm" svg:y="10.336cm">
          <draw:text-box>
            <text:p text:style-name="P1"><text:span text:style-name="T13">girdi(ler)</text:span></text:p>
          </draw:text-box>
        </draw:frame>
        <draw:frame draw:style-name="gr27" draw:text-style-name="P14" draw:layer="layout" svg:width="1.797cm" svg:height="0.45cm" svg:x="11.492cm" svg:y="9.594cm">
          <draw:text-box>
            <text:p text:style-name="P1"><text:span text:style-name="T10">MMMMMMMM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8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4.081cm" svg:y="10.908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9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frame draw:style-name="gr39" draw:text-style-name="P14" draw:layer="layout" svg:width="0.451cm" svg:height="0.45cm" svg:x="8.753cm" svg:y="10.908cm">
          <draw:text-box>
            <text:p text:style-name="P1"><text:span text:style-name="T10">MM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6" draw:text-style-name="P17" draw:layer="layout" svg:width="0.849cm" svg:height="0.255cm" svg:x="8.58cm" svg:y="11.649cm">
          <draw:text-box>
            <text:p text:style-name="P1"><text:span text:style-name="T13">girdi(ler)</text:span></text:p>
          </draw:text-box>
        </draw:frame>
        <draw:frame draw:style-name="gr24" draw:text-style-name="P14" draw:layer="layout" svg:width="2.021cm" svg:height="0.45cm" svg:x="11.492cm" svg:y="10.908cm">
          <draw:text-box>
            <text:p text:style-name="P1"><text:span text:style-name="T10">MMMMMMMMM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8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frame draw:style-name="gr28" draw:text-style-name="P14" draw:layer="layout" svg:width="2.919cm" svg:height="0.45cm" svg:x="3.858cm" svg:y="13.709cm">
          <draw:text-box>
            <text:p text:style-name="P1"><text:span text:style-name="T10">MMMMMMMMMMMMM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9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frame draw:style-name="gr19" draw:text-style-name="P14" draw:layer="layout" svg:width="0.371cm" svg:height="0.45cm" svg:x="8.642cm" svg:y="13.709cm">
          <draw:text-box>
            <text:p text:style-name="P1"><text:span text:style-name="T10">M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40" draw:text-style-name="P17" draw:layer="layout" svg:width="1.132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27" draw:text-style-name="P14" draw:layer="layout" svg:width="1.797cm" svg:height="0.45cm" svg:x="3.659cm" svg:y="15.023cm">
          <draw:text-box>
            <text:p text:style-name="P1"><text:span text:style-name="T10">MMMMMMMM</text:span></text:p>
          </draw:text-box>
        </draw:frame>
        <draw:frame draw:style-name="gr41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23:49.206054746</dc:date>
    <meta:editing-duration>PT39M16S</meta:editing-duration>
    <meta:editing-cycles>10</meta:editing-cycles>
    <meta:generator>LibreOffice/6.0.5.2$MacOSX_X86_64 LibreOffice_project/54c8cbb85f300ac59db32fe8a675ff7683cd5a16</meta:generator>
    <meta:document-statistic meta:object-count="181"/>
  </office:meta>
</office:document-meta>
</file>